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8e70" officeooo:paragraph-rsid="00138e70"/>
    </style:style>
    <style:style style:name="P2" style:family="paragraph" style:parent-style-name="Standard">
      <style:text-properties officeooo:rsid="00138e70" officeooo:paragraph-rsid="00157c44"/>
    </style:style>
    <style:style style:name="P3" style:family="paragraph" style:parent-style-name="Standard">
      <style:text-properties officeooo:rsid="00138e70" officeooo:paragraph-rsid="0024be57"/>
    </style:style>
    <style:style style:name="P4" style:family="paragraph" style:parent-style-name="Standard">
      <style:text-properties officeooo:rsid="00193a0a" officeooo:paragraph-rsid="00193a0a"/>
    </style:style>
    <style:style style:name="P5" style:family="paragraph" style:parent-style-name="Standard">
      <style:text-properties officeooo:rsid="001aebdf" officeooo:paragraph-rsid="001aebdf"/>
    </style:style>
    <style:style style:name="P6" style:family="paragraph" style:parent-style-name="Standard">
      <style:text-properties officeooo:rsid="001aebdf" officeooo:paragraph-rsid="0027ddb2"/>
    </style:style>
    <style:style style:name="P7" style:family="paragraph" style:parent-style-name="Standard">
      <style:text-properties officeooo:rsid="001da843" officeooo:paragraph-rsid="001da843"/>
    </style:style>
    <style:style style:name="P8" style:family="paragraph" style:parent-style-name="Standard">
      <style:text-properties officeooo:rsid="00233330" officeooo:paragraph-rsid="00233330"/>
    </style:style>
    <style:style style:name="P9" style:family="paragraph" style:parent-style-name="Standard">
      <style:text-properties officeooo:rsid="00233330" officeooo:paragraph-rsid="0027ddb2"/>
    </style:style>
    <style:style style:name="P10" style:family="paragraph" style:parent-style-name="Standard">
      <style:text-properties officeooo:rsid="0027ddb2" officeooo:paragraph-rsid="0027ddb2"/>
    </style:style>
    <style:style style:name="P11" style:family="paragraph" style:parent-style-name="Standard">
      <style:text-properties officeooo:rsid="002e7efc" officeooo:paragraph-rsid="002e7efc"/>
    </style:style>
    <style:style style:name="P12" style:family="paragraph" style:parent-style-name="Standard">
      <style:text-properties officeooo:rsid="002f72e5" officeooo:paragraph-rsid="002f72e5"/>
    </style:style>
    <style:style style:name="P13" style:family="paragraph" style:parent-style-name="Standard">
      <style:text-properties officeooo:rsid="0032891c" officeooo:paragraph-rsid="0032891c"/>
    </style:style>
    <style:style style:name="P14" style:family="paragraph" style:parent-style-name="Standard">
      <style:text-properties officeooo:rsid="00330542" officeooo:paragraph-rsid="00330542"/>
    </style:style>
    <style:style style:name="T1" style:family="text">
      <style:text-properties officeooo:rsid="00176b90"/>
    </style:style>
    <style:style style:name="T2" style:family="text">
      <style:text-properties officeooo:rsid="00193a0a"/>
    </style:style>
    <style:style style:name="T3" style:family="text">
      <style:text-properties officeooo:rsid="001aebdf"/>
    </style:style>
    <style:style style:name="T4" style:family="text">
      <style:text-properties officeooo:rsid="001b1f24"/>
    </style:style>
    <style:style style:name="T5" style:family="text">
      <style:text-properties officeooo:rsid="001c81d8"/>
    </style:style>
    <style:style style:name="T6" style:family="text">
      <style:text-properties officeooo:rsid="001da843"/>
    </style:style>
    <style:style style:name="T7" style:family="text">
      <style:text-properties officeooo:rsid="001ee2d3"/>
    </style:style>
    <style:style style:name="T8" style:family="text">
      <style:text-properties officeooo:rsid="0020d0a7"/>
    </style:style>
    <style:style style:name="T9" style:family="text">
      <style:text-properties officeooo:rsid="00218857"/>
    </style:style>
    <style:style style:name="T10" style:family="text">
      <style:text-properties officeooo:rsid="00233330"/>
    </style:style>
    <style:style style:name="T11" style:family="text">
      <style:text-properties officeooo:rsid="0027ddb2"/>
    </style:style>
    <style:style style:name="T12" style:family="text">
      <style:text-properties officeooo:rsid="002a53e5"/>
    </style:style>
    <style:style style:name="T13" style:family="text">
      <style:text-properties officeooo:rsid="002ae6e0"/>
    </style:style>
    <style:style style:name="T14" style:family="text">
      <style:text-properties officeooo:rsid="002f72e5"/>
    </style:style>
    <style:style style:name="T15" style:family="text">
      <style:text-properties officeooo:rsid="002fe1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as que seguro tiene que hac<text:span text:style-name="T2">e</text:span>r la aplicación:</text:p>
      <text:p text:style-name="P1">Mandar mensajes a otro usuario</text:p>
      <text:p text:style-name="P1"><text:span text:style-name="T2">L</text:span>oguearse con numero de teléfono y contraseña</text:p>
      <text:p text:style-name="P1">Poder crear grupos </text:p>
      <text:p text:style-name="P4">Mandar fotos</text:p>
      <text:p text:style-name="P1"/>
      <text:p text:style-name="P1"/>
      <text:p text:style-name="P1"><text:span text:style-name="T14">EXTRAS</text:span>:</text:p>
      <text:p text:style-name="P1">Usar un comando para poder editar el mensaje de arriba</text:p>
      <text:p text:style-name="P2">Poder cambiar el nombre a los otros usuarios <text:span text:style-name="T1">y a los grupos</text:span></text:p>
      <text:p text:style-name="P12">Modo oscuro y modo claro</text:p>
      <text:p text:style-name="P13">Cambiar idioma</text:p>
      <text:p text:style-name="P14">Cambiar foto de perfil</text:p>
      <text:p text:style-name="P12">?? <text:span text:style-name="T15">mensajes destacados</text:span></text:p>
      <text:p text:style-name="P2"/>
      <text:p text:style-name="P3">----------------------------------------------------------*----------------------------------------------------------</text:p>
      <text:p text:style-name="P2"/>
      <text:p text:style-name="P5">CASOS DE USO:</text:p>
      <text:p text:style-name="P5"/>
      <text:p text:style-name="P5">*REGISTRARSE:</text:p>
      <text:p text:style-name="P5"><text:tab/>-Entra en la página.</text:p>
      <text:p text:style-name="P5"><text:tab/>-Pincha en registrarse.</text:p>
      <text:p text:style-name="P5"><text:tab/>-Introduce nombre de usuario y contraseña.</text:p>
      <text:p text:style-name="P5"><text:tab/>-Se comprueba que el nombre de usuario esta libre.</text:p>
      <text:p text:style-name="P5"><text:tab/>-Se comprueba que la contraseña tiene un determinado número de carácteres.</text:p>
      <text:p text:style-name="P5"><text:tab/>-Se guarda el usuario en la base de datos.</text:p>
      <text:p text:style-name="P5"><text:tab/>-Se redirige el usuario a la página del login para loguearse.</text:p>
      <text:p text:style-name="P5"/>
      <text:p text:style-name="P5">*LOGUEARSE:</text:p>
      <text:p text:style-name="P5"><text:tab/>-Entra en la página.</text:p>
      <text:p text:style-name="P5"><text:tab/>-Pincha en loguearse.</text:p>
      <text:p text:style-name="P5"><text:tab/>-Introduce el nombre de usuario y la contraseña.</text:p>
      <text:p text:style-name="P5"><text:tab/>-Se comprueba que son correctos los campos.</text:p>
      <text:p text:style-name="P5"><text:tab/>-Si es incorrecto se vuelven a pedir los datos.</text:p>
      <text:p text:style-name="P5"><text:tab/>-Si es correcto entonces se redirige al usuario para poder usar la aplicación.</text:p>
      <text:p text:style-name="P5"/>
      <text:p text:style-name="P5">*<text:span text:style-name="T4">LOGOUT:</text:span></text:p>
      <text:p text:style-name="P5"><text:tab/>-<text:span text:style-name="T4">Página de la aplicación.</text:span></text:p>
      <text:p text:style-name="P5"><text:tab/>-<text:span text:style-name="T4">Usuario pincha en el botón de logout.</text:span></text:p>
      <text:p text:style-name="P5"><text:tab/>-<text:span text:style-name="T4">Decide si está seguro o no de cerrar sesión.</text:span></text:p>
      <text:p text:style-name="P5"><text:tab/>-<text:span text:style-name="T4">Si pincha en “si” entonces lo redirige a la pagina de registrarse/loguearse.</text:span></text:p>
      <text:p text:style-name="P5"><text:tab/>-<text:span text:style-name="T4">Si pincha en “no” entonces vuelve a la página donde aparecen los chats.</text:span></text:p>
      <text:p text:style-name="P5"/>
      <text:p text:style-name="P5">*<text:span text:style-name="T4">ENVIAR MENSAJE:</text:span></text:p>
      <text:p text:style-name="P5"><text:tab/>-<text:span text:style-name="T4">Página principal de la aplicación.</text:span></text:p>
      <text:p text:style-name="P5"><text:tab/>-<text:span text:style-name="T4">Pincha en el chat que quiera enviar un mensaje.</text:span></text:p>
      <text:p text:style-name="P5"><text:tab/>-<text:span text:style-name="T4">Escribe </text:span><text:span text:style-name="T5">mensaje.</text:span></text:p>
      <text:p text:style-name="P5"><text:tab/>-<text:span text:style-name="T5">Pulsa en el icono de enviar.</text:span></text:p>
      <text:p text:style-name="P5"><text:tab/>-<text:span text:style-name="T5">El mensaje se guarda en la base de datos y se envía al otro usuario.</text:span></text:p>
      <text:p text:style-name="P5"><text:tab/>-<text:span text:style-name="T6">El usuario receptor recibe el mensaje.</text:span></text:p>
      <text:p text:style-name="P5"><text:tab/></text:p>
      <text:p text:style-name="P9">*<text:span text:style-name="T11">ENVIAR FOTOS:</text:span><text:span text:style-name="T3"><text:tab/></text:span></text:p>
      <text:p text:style-name="P9"><text:soft-page-break/><text:span text:style-name="T3"><text:tab/>-</text:span><text:span text:style-name="T4">Página principal de la aplicación.</text:span></text:p>
      <text:p text:style-name="P6"><text:tab/>-<text:span text:style-name="T4">Pincha en el chat que quiera enviar un mensaje.</text:span></text:p>
      <text:p text:style-name="P6"><text:tab/>-<text:span text:style-name="T11">Pulsar icono para enviar una foto.</text:span></text:p>
      <text:p text:style-name="P10"><text:tab/>-Elegir foto para mandar.</text:p>
      <text:p text:style-name="P6"/>
      <text:p text:style-name="P7">*CREAR GRUPOS:</text:p>
      <text:p text:style-name="P7"><text:tab/>-Página principal de la aplicación.</text:p>
      <text:p text:style-name="P7"><text:tab/>-<text:span text:style-name="T7">Botón crear nuevo grupo.</text:span></text:p>
      <text:p text:style-name="P7"><text:tab/>-<text:span text:style-name="T7">Usuario pulsa el botón.</text:span></text:p>
      <text:p text:style-name="P7"><text:tab/>-<text:span text:style-name="T7">Le redirige a una ventana para poner nombre y añadir a nuevos participantes.</text:span></text:p>
      <text:p text:style-name="P7"><text:tab/>-<text:span text:style-name="T8">Cuando rellena los campos requeridos le da al botón “crear”.</text:span></text:p>
      <text:p text:style-name="P7"><text:tab/>-<text:span text:style-name="T8">Se crea el grupo y lo redirige directamente al chat del grupo.</text:span></text:p>
      <text:p text:style-name="P7"/>
      <text:p text:style-name="P7">*<text:span text:style-name="T8">AÑADIR AMIGOS: </text:span><text:span text:style-name="T12">(EXTRA)</text:span></text:p>
      <text:p text:style-name="P7"><text:tab/>-<text:span text:style-name="T8">En la ventana principal el usuario pulsa en el botón “añadir amigos”</text:span></text:p>
      <text:p text:style-name="P7"><text:tab/>-<text:span text:style-name="T8">Pide el </text:span><text:span text:style-name="T9">username y pulsa el botón “añadir”.</text:span></text:p>
      <text:p text:style-name="P7"><text:tab/>-<text:span text:style-name="T10">Le llega la notificación al usuario que quiere añadir.</text:span></text:p>
      <text:p text:style-name="P7"><text:tab/>-<text:span text:style-name="T10">Si acepta entonces se le añade a la lista de amigos.<text:tab/><text:tab/></text:span></text:p>
      <text:p text:style-name="P7"><text:tab/>-<text:span text:style-name="T10">Si no acepta le aparece en la pantalla un mensaje de que es usuario le ha rechazado.</text:span></text:p>
      <text:p text:style-name="P7"/>
      <text:p text:style-name="P8">*<text:span text:style-name="T13">OBTENER LISTA DE GRUPOS:</text:span></text:p>
      <text:p text:style-name="P8"><text:tab/>-<text:span text:style-name="T13">Página principal</text:span></text:p>
      <text:p text:style-name="P8"><text:tab/>-</text:p>
      <text:p text:style-name="P8"/>
      <text:p text:style-name="P8"/>
      <text:p text:style-name="P11">Posibles nombres:</text:p>
      <text:p text:style-name="P11">velt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1:24:28.965000000</meta:creation-date>
    <meta:editing-duration>PT1H42M7S</meta:editing-duration>
    <meta:editing-cycles>7</meta:editing-cycles>
    <meta:generator>LibreOffice/7.1.2.2$Windows_X86_64 LibreOffice_project/8a45595d069ef5570103caea1b71cc9d82b2aae4</meta:generator>
    <dc:date>2021-10-26T11:57:25.741000000</dc:date>
    <meta:document-statistic meta:table-count="0" meta:image-count="0" meta:object-count="0" meta:page-count="2" meta:paragraph-count="66" meta:word-count="403" meta:character-count="2492" meta:non-whitespace-character-count="2109"/>
  </office:meta>
</office:document-meta>
</file>